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9.91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size(valu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stock</text:span><text:span text:style-name="T7"> | number,required, min(0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weight(value, unit)</text:span><text:span text:style-name="T7"> | number + string, enum(ct, g, oz)</text:span></text:p>
              </text:list-item>
              <text:list-item>
                <text:p text:style-name="P9"><text:span text:style-name="T6">barcode</text:span><text:span text:style-name="T7"> | 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ref(“User”)), required, unique</text:span></text:p>
              </text:list-item>
              <text:list-item>
                <text:p text:style-name="P11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API</text:span></text:p>
          </draw:text-box>
        </draw:frame>
        <draw:frame draw:style-name="gr9" draw:text-style-name="P5" draw:layer="layout" svg:width="5.775cm" svg:height="3.083cm" svg:x="0.635cm" svg:y="2.308cm">
          <draw:text-box>
            <text:p><text:span text:style-name="T3">User routes</text:span></text:p>
            <text:p><text:span text:style-name="T3"/></text:p>
          </draw:text-box>
        </draw:frame>
        <draw:frame draw:style-name="gr10" draw:text-style-name="P13" draw:layer="layout" svg:width="26.43cm" svg:height="10.989cm" svg:x="1.064cm" svg:y="3.503cm">
          <draw:text-box>
            <text:list text:style-name="L3">
              <text:list-item>
                <text:p text:style-name="P11"><text:span text:style-name="T11">POST <text:s text:c="3"/>/api/v1/users/register-c <text:s text:c="6"/>→ Create a new customer account</text:span></text:p>
              </text:list-item>
              <text:list-item>
                <text:p text:style-name="P11"><text:span text:style-name="T11">POST <text:s text:c="3"/>/api/v1/users/register-e <text:s text:c="6"/>→ Create a new employee account</text:span></text:p>
              </text:list-item>
              <text:list-item>
                <text:p text:style-name="P11"><text:span text:style-name="T11">POST <text:s text:c="3"/>/api/v1/users/login <text:s text:c="9"/>→ Authenticate user and return token</text:span></text:p>
              </text:list-item>
              <text:list-item>
                <text:p text:style-name="P11"><text:span text:style-name="T12">GET <text:s text:c="4"/>/api/</text:span><text:span text:style-name="T11">v1/users/profile <text:s text:c="7"/>→ Get logged-in user's profile</text:span></text:p>
              </text:list-item>
              <text:list-item>
                <text:p text:style-name="P11"><text:span text:style-name="T12">PUT <text:s text:c="4"/>/api/</text:span><text:span text:style-name="T11">v1/users/profile <text:s text:c="7"/>→ Update logged-in user's profile</text:span></text:p>
              </text:list-item>
              <text:list-item>
                <text:p text:style-name="P11"><text:span text:style-name="T12">DELETE <text:s/>/api/</text:span><text:span text:style-name="T11">v1/users/profile <text:s text:c="7"/>→ Delete logged-in user's 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/api/users <text:s text:c="15"/>→ List all users (admin only)</text:span></text:p>
              </text:list-item>
              <text:list-item>
                <text:p text:style-name="P11"><text:span text:style-name="T12">GET <text:s text:c="4"/>/api/</text:span><text:span text:style-name="T11">v1/users/:id <text:s text:c="11"/>→ Get user by ID (admin only)</text:span></text:p>
              </text:list-item>
              <text:list-item>
                <text:p text:style-name="P11"><text:span text:style-name="T12">PUT <text:s text:c="4"/>/api/</text:span><text:span text:style-name="T11">v1/users/:id <text:s text:c="11"/>→ Update user by ID (admin only)</text:span></text:p>
              </text:list-item>
              <text:list-item>
                <text:p text:style-name="P11"><text:span text:style-name="T12">DELETE <text:s/>/api/</text:span><text:span text:style-name="T11">v1/users/:id <text:s text:c="11"/>→ Delete user by 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07T18:38:55.576435586</dc:date>
    <meta:editing-duration>PT17H28M35S</meta:editing-duration>
    <meta:editing-cycles>35</meta:editing-cycles>
    <meta:generator>LibreOffice/24.2.7.2$Linux_X86_64 LibreOffice_project/420$Build-2</meta:generator>
    <meta:document-statistic meta:object-count="44"/>
  </office:meta>
</office:document-meta>
</file>